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218aaf" officeooo:paragraph-rsid="00218aa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9502c" officeooo:paragraph-rsid="0029502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9502c" officeooo:paragraph-rsid="0029502c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9502c" officeooo:paragraph-rsid="0029502c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9502c" officeooo:paragraph-rsid="0029502c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9502c" officeooo:paragraph-rsid="0029502c" style:font-size-asian="8.75pt" style:font-weight-asian="bold" style:font-size-complex="10pt" style:font-weight-complex="bold"/>
    </style:style>
    <style:style style:name="T1" style:family="text">
      <style:text-properties officeooo:rsid="002768e8"/>
    </style:style>
    <style:style style:name="T2" style:family="text">
      <style:text-properties officeooo:rsid="002950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FRONT END</text:span> – PART <text:span text:style-name="T1">2</text:span></text:p>
      <text:p text:style-name="P6">BUILDING A TODO LIST USING API’S</text:p>
      <text:p text:style-name="P2"/>
      <text:p text:style-name="P3">(Single Page Applications)</text:p>
      <text:p text:style-name="P7">1. Which of the following statements is/are true about SPAs?</text:p>
      <text:p text:style-name="P8"/>
      <text:p text:style-name="P8">1. single-page application is an app that works inside a browser and does not require page reloading</text:p>
      <text:p text:style-name="P8"/>
      <text:p text:style-name="P8">2. SPA is fast, as most resources (HTML+CSS+Scripts) are only loaded once throughout the lifespan of application.</text:p>
      <text:p text:style-name="P8"/>
      <text:p text:style-name="P8">3. A Single-Page Application is very good and easy for proper SEO management.</text:p>
      <text:p text:style-name="P8"/>
      <text:p text:style-name="P8">4. Gmail, Github, Facebook are some examples of SPA.</text:p>
      <text:p text:style-name="P8"/>
      <text:p text:style-name="Hanging_20_indent"><text:span text:style-name="T2">a) </text:span>1,2,3<text:tab/><text:tab/><text:tab/><text:span text:style-name="T2">b) </text:span>1,2,3,4<text:tab/><text:tab/><text:tab/><text:span text:style-name="T2">c) </text:span>1,2,4<text:tab/><text:tab/><text:tab/><text:tab/><text:span text:style-name="T2">d) </text:span>1,2</text:p>
      <text:p text:style-name="P4"/>
      <text:p text:style-name="P9">(Keyboard Events)</text:p>
      <text:p text:style-name="P10">2. A _______ event is fired when a key is released.</text:p>
      <text:p text:style-name="Hanging_20_indent"><text:span text:style-name="T2">a) </text:span>onclick<text:tab/><text:tab/><text:tab/><text:span text:style-name="T2">b) </text:span>keypress<text:tab/><text:tab/><text:tab/><text:span text:style-name="T2">c) </text:span>keydown<text:tab/><text:tab/><text:tab/><text:span text:style-name="T2">d) </text:span>keyup</text:p>
      <text:p text:style-name="P9"/>
      <text:p text:style-name="P9">(Event Delegation)</text:p>
      <text:p text:style-name="P10">3. Which of the following statements is/are true about event delegation in javascript?</text:p>
      <text:p text:style-name="P10"/>
      <text:p text:style-name="P11">1. Event Delegation is basically a pattern to handle events efficiently.</text:p>
      <text:p text:style-name="P11"/>
      <text:p text:style-name="P11">2. Event Delegation means adding an event listener to each and every similar element.</text:p>
      <text:p text:style-name="P11"/>
      <text:p text:style-name="P11">3. It simplifies initialization, saves memory and improves performance.</text:p>
      <text:p text:style-name="P11"/>
      <text:p text:style-name="P11">4. By using event delegation, we can add an event listener to a parent element and call an event on a particular target using the . target property of the event object.</text:p>
      <text:p text:style-name="P11"/>
      <text:p text:style-name="Hanging_20_indent"><text:span text:style-name="T2">a) </text:span>1,2<text:tab/><text:tab/><text:tab/><text:span text:style-name="T2">b) </text:span>1,2,3<text:tab/><text:tab/><text:tab/><text:tab/><text:span text:style-name="T2">c) </text:span>1,3,4<text:tab/><text:tab/><text:tab/><text:tab/><text:span text:style-name="T2">d) </text:span>3,4</text:p>
      <text:p text:style-name="P9"/>
      <text:p text:style-name="P12">ASSIGNMENT</text:p>
      <text:p text:style-name="P9"/>
      <text:p text:style-name="P9">(Using APIs)</text:p>
      <text:p text:style-name="P10">4. Through APIs following can be done -</text:p>
      <text:p text:style-name="Hanging_20_indent"><text:span text:style-name="T2">a) </text:span>Requesting Data from the Database<text:tab/><text:tab/><text:tab/><text:tab/><text:span text:style-name="T2">b) </text:span>Getting a response back from Application</text:p>
      <text:p text:style-name="Hanging_20_indent"><text:span text:style-name="T2">c) </text:span>Changing the functions of the Application<text:tab/><text:tab/><text:tab/><text:span text:style-name="T2">d) </text:span>None</text:p>
      <text:p text:style-name="P9"/>
      <text:p text:style-name="P9">(slice method)</text:p>
      <text:p text:style-name="P10">5. What will be the output of the following code?</text:p>
      <text:p text:style-name="P11"/>
      <text:p text:style-name="P11"><text:soft-page-break/>var students = [“Simran”, “Sakshi”, “Komal’, “Ishita”, “Manya”];</text:p>
      <text:p text:style-name="P11">var selected = students.slice(-4,-2);</text:p>
      <text:p text:style-name="P11"/>
      <text:p text:style-name="Hanging_20_indent"><text:span text:style-name="T2">a) </text:span>[“Komal”, “Ishita”]<text:tab/><text:tab/><text:tab/><text:tab/><text:tab/><text:span text:style-name="T2">b) </text:span>[“Sakshi”, “Komal”]</text:p>
      <text:p text:style-name="Hanging_20_indent"><text:span text:style-name="T2">c) </text:span>[“Ishita”, “Manya”]<text:tab/><text:tab/><text:tab/><text:tab/><text:tab/><text:span text:style-name="T2">d) </text:span>[“Simran”, “Manya”]</text:p>
      <text:p text:style-name="P9"/>
      <text:p text:style-name="P9">(Filter method)</text:p>
      <text:p text:style-name="P10">6. What will be the output of the following code?</text:p>
      <text:p text:style-name="P11"/>
      <text:p text:style-name="P11">let numbers = [-23,12, -17, 19, -20, 0, 1,-12, -5, 5, 20];</text:p>
      <text:p text:style-name="P11">let even = numbers.filter(value =&gt; value%2==0);</text:p>
      <text:p text:style-name="P11">console.log(even);</text:p>
      <text:p text:style-name="P11"/>
      <text:p text:style-name="Hanging_20_indent"><text:span text:style-name="T2">a) </text:span>[-23,-17,-20,-12,-5]<text:tab/><text:tab/><text:tab/><text:tab/><text:tab/><text:span text:style-name="T2">b) </text:span>[12,19,0,1,5,20]</text:p>
      <text:p text:style-name="Hanging_20_indent"><text:span text:style-name="T2">c) </text:span>[12, -20, 0, -12, 20]<text:tab/><text:tab/><text:tab/><text:tab/><text:tab/><text:span text:style-name="T2">d) </text:span>[-23, -17, 19, 1, -5, 5]</text:p>
      <text:p text:style-name="P9"/>
      <text:p text:style-name="P9">(Guess the Output)</text:p>
      <text:p text:style-name="P10">7. Which of the following is the correct output shown on the browser when the page is reloaded?</text:p>
      <text:p text:style-name="P11"/>
      <text:p text:style-name="P11">var greet = document.createElement("p");</text:p>
      <text:p text:style-name="P11">greet.innerHTML = `Hello ${name}`;</text:p>
      <text:p text:style-name="P11">var name = "Ninja";</text:p>
      <text:p text:style-name="P11">document.body.append(greet);</text:p>
      <text:p text:style-name="P11">document.body.append(`Nice to meet you, ${name}!`);</text:p>
      <text:p text:style-name="P11"/>
      <text:p text:style-name="Hanging_20_indent"><text:span text:style-name="T2">a) </text:span>Hello Ninja<text:tab/><text:tab/><text:tab/><text:tab/><text:tab/><text:tab/><text:span text:style-name="T2">b) </text:span>Hello undefined</text:p>
      <text:p text:style-name="Hanging_20_indent"><text:span text:style-name="T2">c) </text:span>Hello Ninja Nice to meet you, Ninja<text:tab/><text:tab/><text:tab/><text:tab/><text:span text:style-name="T2">d) </text:span>Hello undefined Nice to meet you, Ninja</text:p>
      <text:p text:style-name="P9"/>
      <text:p text:style-name="P9">(Triggered Element)</text:p>
      <text:p text:style-name="P10">8. The _______ property returns the element triggered by the event.</text:p>
      <text:p text:style-name="Hanging_20_indent"><text:span text:style-name="T2">a) </text:span>target<text:tab/><text:tab/><text:tab/><text:span text:style-name="T2">b) </text:span>triggered<text:tab/><text:tab/><text:tab/><text:span text:style-name="T2">c) </text:span>handler<text:tab/><text:tab/><text:tab/><text:span text:style-name="T2">d) </text:span>reference</text:p>
      <text:p text:style-name="P4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08:18.839494927</meta:creation-date>
    <dc:title>Coding Ninjas A4 Sheet</dc:title>
    <meta:editing-duration>PT5S</meta:editing-duration>
    <meta:editing-cycles>2</meta:editing-cycles>
    <meta:generator>LibreOffice/7.3.7.2$Linux_X86_64 LibreOffice_project/30$Build-2</meta:generator>
    <dc:date>2023-02-23T10:18:35.089720824</dc:date>
    <meta:document-statistic meta:table-count="0" meta:image-count="0" meta:object-count="0" meta:page-count="2" meta:paragraph-count="51" meta:word-count="398" meta:character-count="2481" meta:non-whitespace-character-count="2077"/>
    <meta:template xlink:type="simple" xlink:actuate="onRequest" xlink:title="Coding Ninjas A4 Sheet" xlink:href="../../../../../../../../../../../Templates/Coding%20Ninjas%20MCQ%20A4%20Sheet.ott" meta:date="2023-02-23T10:08:16.715421107"/>
  </office:meta>
</office:document-meta>
</file>